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35535399747336113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64045817638897321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27198559715948254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724586350374040018"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26676634186877071"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77991711769186184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90812435916537415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87701412980823487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786135" text:continue-list="list290812435916537415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60597457924980780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790392"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98012"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77446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780654"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778159"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79"/>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
      <text:p text:style-name="P79"><text:soft-page-break/></text:p>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051785100320017571"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3T18:56:28.88</dc:date>
    <dc:creator>James Lombardi</dc:creator>
    <meta:editing-duration>P10DT4H50M34S</meta:editing-duration>
    <meta:editing-cycles>875</meta:editing-cycles>
    <meta:generator>OpenOffice/4.1.2$Win32 OpenOffice.org_project/412m3$Build-9782</meta:generator>
    <meta:document-statistic meta:table-count="0" meta:image-count="9" meta:object-count="0" meta:page-count="97" meta:paragraph-count="2659" meta:word-count="29934" meta:character-count="153120"/>
  </office:meta>
</office:document-meta>
</file>